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application/binary" manifest:full-path="layout-cache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8.599cm" table:align="margins"/>
    </style:style>
    <style:style style:name="Table2.A" style:family="table-column">
      <style:table-column-properties style:column-width="8.599cm" style:rel-column-width="65535*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2.A3" style:family="table-cell">
      <style:table-cell-properties fo:padding="0.097cm" fo:border="none"/>
    </style:style>
    <style:style style:name="Table2.A4" style:family="table-cell">
      <style:table-cell-properties fo:background-color="#e6e6e6" fo:padding="0.097cm" fo:border="none">
        <style:background-image/>
      </style:table-cell-properties>
    </style:style>
    <style:style style:name="Table2.A5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A9" style:family="table-cell">
      <style:table-cell-properties fo:padding="0.097cm" fo:border="none"/>
    </style:style>
    <style:style style:name="Table2.A10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8.602cm" table:align="margins"/>
    </style:style>
    <style:style style:name="Table3.A" style:family="table-column">
      <style:table-column-properties style:column-width="8.602cm" style:rel-column-width="65535*"/>
    </style:style>
    <style:style style:name="Table3.A1" style:family="table-cell">
      <style:table-cell-properties fo:padding="0.097cm" fo:border-left="none" fo:border-right="none" fo:border-top="0.05pt solid #000000" fo:border-bottom="0.05pt solid #000000"/>
    </style:style>
    <style:style style:name="Table3.A2" style:family="table-cell">
      <style:table-cell-properties fo:padding="0.097cm" fo:border="none"/>
    </style:style>
    <style:style style:name="Table3.A3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2.959cm" fo:margin-left="2.406cm" table:align="left"/>
    </style:style>
    <style:style style:name="Table4.A" style:family="table-column">
      <style:table-column-properties style:column-width="4.433cm"/>
    </style:style>
    <style:style style:name="Table4.B" style:family="table-column">
      <style:table-column-properties style:column-width="8.527cm"/>
    </style:style>
    <style:style style:name="Table4.A1" style:family="table-cell">
      <style:table-cell-properties fo:padding="0.097cm" fo:border-left="none" fo:border-right="none" fo:border-top="0.05pt solid #000000" fo:border-bottom="0.05pt solid #000000"/>
    </style:style>
    <style:style style:name="Table4.A3" style:family="table-cell">
      <style:table-cell-properties fo:background-color="#e6e6e6" fo:padding="0.097cm" fo:border="none">
        <style:background-image/>
      </style:table-cell-properties>
    </style:style>
    <style:style style:name="Table4.B3" style:family="table-cell">
      <style:table-cell-properties fo:background-color="#cccccc" fo:padding="0.097cm" fo:border="none">
        <style:background-image/>
      </style:table-cell-properties>
    </style:style>
    <style:style style:name="Table4.A4" style:family="table-cell">
      <style:table-cell-properties fo:padding="0.097cm" fo:border="none"/>
    </style:style>
    <style:style style:name="Table4.A6" style:family="table-cell">
      <style:table-cell-properties fo:padding="0.097cm" fo:border-left="none" fo:border-right="none" fo:border-top="none" fo:border-bottom="0.05pt solid #000000"/>
    </style:style>
    <style:style style:name="Table4.B6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4.A7" style:family="table-cell">
      <style:table-cell-properties fo:padding="0.097cm" fo:border-left="none" fo:border-right="none" fo:border-top="none" fo:border-bottom="0.05pt solid #000000"/>
    </style:style>
    <style:style style:name="Table5" style:family="table">
      <style:table-properties style:width="14.79cm" fo:margin-left="1.598cm" table:align="left"/>
    </style:style>
    <style:style style:name="Table5.A" style:family="table-column">
      <style:table-column-properties style:column-width="5.609cm"/>
    </style:style>
    <style:style style:name="Table5.B" style:family="table-column">
      <style:table-column-properties style:column-width="9.181cm"/>
    </style:style>
    <style:style style:name="Table5.A1" style:family="table-cell">
      <style:table-cell-properties fo:padding="0.097cm" fo:border-left="none" fo:border-right="none" fo:border-top="0.05pt solid #000000" fo:border-bottom="0.05pt solid #000000"/>
    </style:style>
    <style:style style:name="Table5.A2" style:family="table-cell">
      <style:table-cell-properties fo:background-color="#e6e6e6" fo:padding="0.097cm" fo:border="none">
        <style:background-image/>
      </style:table-cell-properties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="none"/>
    </style:style>
    <style:style style:name="Table5.A4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4.79cm" fo:margin-left="1.598cm" table:align="left"/>
    </style:style>
    <style:style style:name="Table6.A" style:family="table-column">
      <style:table-column-properties style:column-width="5.609cm"/>
    </style:style>
    <style:style style:name="Table6.B" style:family="table-column">
      <style:table-column-properties style:column-width="9.181cm"/>
    </style:style>
    <style:style style:name="Table6.A1" style:family="table-cell">
      <style:table-cell-properties fo:padding="0.097cm" fo:border-left="none" fo:border-right="none" fo:border-top="0.05pt solid #000000" fo:border-bottom="0.05pt solid #000000"/>
    </style:style>
    <style:style style:name="Table6.A2" style:family="table-cell">
      <style:table-cell-properties fo:background-color="#e6e6e6" fo:padding="0.097cm" fo:border="none">
        <style:background-image/>
      </style:table-cell-properties>
    </style:style>
    <style:style style:name="Table6.A3" style:family="table-cell">
      <style:table-cell-properties fo:padding="0.097cm" fo:border="none"/>
    </style:style>
    <style:style style:name="Table6.B3" style:family="table-cell">
      <style:table-cell-properties fo:padding="0.097cm" fo:border="none"/>
    </style:style>
    <style:style style:name="Table6.A4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2pt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ktionsregler och stegmetoder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">Logaritmer</text:p>
                </table:table-cell>
              </table:table-row>
              <table:table-row>
                <table:table-cell table:style-name="Table2.A2" office:value-type="string">
                  <text:p text:style-name="P3"><draw:frame draw:style-name="fr1" draw:name="Object29" text:anchor-type="as-char" svg:y="-0.365cm" svg:width="4.286cm" svg:height="0.466cm" draw:z-index="18"><draw:object xlink:href="./Object 1" xlink:type="simple" xlink:show="embed" xlink:actuate="onLoad"/><draw:image xlink:href="./ObjectReplacements/Object 1" xlink:type="simple" xlink:show="embed" xlink:actuate="onLoad"/></draw:frame></text:p>
                </table:table-cell>
              </table:table-row>
              <table:table-row>
                <table:table-cell table:style-name="Table2.A5" office:value-type="string">
                  <text:p text:style-name="P3"><draw:frame draw:style-name="fr3" draw:name="Objekt1" text:anchor-type="as-char" svg:y="-0.363cm" svg:width="2.074cm" svg:height="0.464cm" draw:z-index="19"><draw:object xlink:href="./Object 20" xlink:type="simple" xlink:show="embed" xlink:actuate="onLoad"/><draw:image xlink:href="./ObjectReplacements/Object 20" xlink:type="simple" xlink:show="embed" xlink:actuate="onLoad"/></draw:frame></text:p>
                </table:table-cell>
              </table:table-row>
              <table:table-row>
                <table:table-cell table:style-name="Table2.A4" office:value-type="string">
                  <text:p text:style-name="P3"><draw:frame draw:style-name="fr3" draw:name="Objekt2" text:anchor-type="as-char" svg:y="-0.363cm" svg:width="2.09cm" svg:height="0.464cm" draw:z-index="20"><draw:object xlink:href="./Object 21" xlink:type="simple" xlink:show="embed" xlink:actuate="onLoad"/><draw:image xlink:href="./ObjectReplacements/Object 21" xlink:type="simple" xlink:show="embed" xlink:actuate="onLoad"/></draw:frame></text:p>
                </table:table-cell>
              </table:table-row>
              <table:table-row>
                <table:table-cell table:style-name="Table2.A5" office:value-type="string">
                  <text:p text:style-name="P3"><draw:frame draw:style-name="fr3" draw:name="Objekt3" text:anchor-type="as-char" svg:y="-0.363cm" svg:width="2.692cm" svg:height="0.464cm" draw:z-index="21"><draw:object xlink:href="./Object 22" xlink:type="simple" xlink:show="embed" xlink:actuate="onLoad"/><draw:image xlink:href="./ObjectReplacements/Object 22" xlink:type="simple" xlink:show="embed" xlink:actuate="onLoad"/></draw:frame></text:p>
                </table:table-cell>
              </table:table-row>
              <table:table-row>
                <table:table-cell table:style-name="Table2.A4" office:value-type="string">
                  <text:p text:style-name="P3"><draw:frame draw:style-name="fr3" draw:name="Objekt4" text:anchor-type="as-char" svg:y="-0.363cm" svg:width="4.47cm" svg:height="0.464cm" draw:z-index="22"><draw:object xlink:href="./Object 23" xlink:type="simple" xlink:show="embed" xlink:actuate="onLoad"/><draw:image xlink:href="./ObjectReplacements/Object 23" xlink:type="simple" xlink:show="embed" xlink:actuate="onLoad"/></draw:frame></text:p>
                </table:table-cell>
              </table:table-row>
              <table:table-row>
                <table:table-cell table:style-name="Table2.A9" office:value-type="string">
                  <text:p text:style-name="P3"><draw:frame draw:style-name="fr3" draw:name="Objekt5" text:anchor-type="as-char" svg:y="-0.564cm" svg:width="4.373cm" svg:height="0.93cm" draw:z-index="23"><draw:object xlink:href="./Object 24" xlink:type="simple" xlink:show="embed" xlink:actuate="onLoad"/><draw:image xlink:href="./ObjectReplacements/Object 24" xlink:type="simple" xlink:show="embed" xlink:actuate="onLoad"/></draw:frame></text:p>
                </table:table-cell>
              </table:table-row>
              <table:table-row>
                <table:table-cell table:style-name="Table2.A4" office:value-type="string">
                  <text:p text:style-name="P3"><draw:frame draw:style-name="fr3" draw:name="Objekt6" text:anchor-type="as-char" svg:y="-0.363cm" svg:width="3.163cm" svg:height="0.464cm" draw:z-index="24"><draw:object xlink:href="./Object 25" xlink:type="simple" xlink:show="embed" xlink:actuate="onLoad"/><draw:image xlink:href="./ObjectReplacements/Object 25" xlink:type="simple" xlink:show="embed" xlink:actuate="onLoad"/></draw:frame></text:p>
                </table:table-cell>
              </table:table-row>
              <table:table-row>
                <table:table-cell table:style-name="Table2.A9" office:value-type="string">
                  <text:p text:style-name="P3"><draw:frame draw:style-name="fr3" draw:name="Objekt7" text:anchor-type="as-char" svg:y="-0.594cm" svg:width="3.013cm" svg:height="0.99cm" draw:z-index="25"><draw:object xlink:href="./Object 26" xlink:type="simple" xlink:show="embed" xlink:actuate="onLoad"/><draw:image xlink:href="./ObjectReplacements/Object 26" xlink:type="simple" xlink:show="embed" xlink:actuate="onLoad"/></draw:frame></text:p>
                </table:table-cell>
              </table:table-row>
              <table:table-row>
                <table:table-cell table:style-name="Table2.A10" office:value-type="string">
                  <text:p text:style-name="P3"><draw:frame draw:style-name="fr3" draw:name="Objekt8" text:anchor-type="as-char" svg:y="-0.363cm" svg:width="2.69cm" svg:height="0.464cm" draw:z-index="26"><draw:object xlink:href="./Object 27" xlink:type="simple" xlink:show="embed" xlink:actuate="onLoad"/><draw:image xlink:href="./ObjectReplacements/Object 27" xlink:type="simple" xlink:show="embed" xlink:actuate="onLoad"/></draw:frame></text:p>
                </table:table-cell>
              </table:table-row>
            </table:table>
            <text:p text:style-name="P5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4">Största gemensamma delare (SGD)</text:p>
                </table:table-cell>
              </table:table-row>
              <table:table-row>
                <table:table-cell table:style-name="Table3.A2" office:value-type="string">
                  <text:p text:style-name="P8">Algebraiskt exempel:</text:p>
                </table:table-cell>
              </table:table-row>
              <table:table-row>
                <table:table-cell table:style-name="Table3.A3" office:value-type="string">
                  <text:p text:style-name="P6"><draw:frame draw:style-name="fr1" draw:name="Object47" text:anchor-type="as-char" svg:y="-1.796cm" svg:width="4.457cm" svg:height="3.517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</table:table-cell>
              </table:table-row>
            </table:table>
            <text:p text:style-name="P5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partialbråksuppdelning (PBU)</text:p>
          </table:table-cell>
          <table:covered-table-cell/>
        </table:table-row>
        <table:table-row>
          <table:table-cell table:style-name="Table4.A1" office:value-type="string">
            <text:p text:style-name="P9">Faktorer I nämnaren</text:p>
          </table:table-cell>
          <table:table-cell table:style-name="Table4.A1" office:value-type="string">
            <text:p text:style-name="P9">Ger upphov till partialbråken</text:p>
          </table:table-cell>
        </table:table-row>
        <table:table-row>
          <table:table-cell table:style-name="Table4.A3" office:value-type="string">
            <text:p text:style-name="P7"><draw:frame draw:style-name="fr1" draw:name="Object33" text:anchor-type="as-char" svg:y="-0.314cm" svg:width="0.963cm" svg:height="0.39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4.B3" office:value-type="string">
            <text:p text:style-name="P7"><draw:frame draw:style-name="fr1" draw:name="Object34" text:anchor-type="as-char" svg:y="-0.566cm" svg:width="0.963cm" svg:height="0.8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4.A4" office:value-type="string">
            <text:p text:style-name="P7"><draw:frame draw:style-name="fr1" draw:name="Object32" text:anchor-type="as-char" svg:y="-0.363cm" svg:width="1.332cm" svg:height="0.464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4.A3" office:value-type="string">
            <text:p text:style-name="P7"><draw:frame draw:style-name="fr1" draw:name="Object35" text:anchor-type="as-char" svg:y="-0.566cm" svg:width="4.761cm" svg:height="0.954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4.A3" office:value-type="string">
            <text:p text:style-name="P7"><draw:frame draw:style-name="fr1" draw:name="Object31" text:anchor-type="as-char" svg:y="-0.363cm" svg:width="1.921cm" svg:height="0.439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4.B3" office:value-type="string">
            <text:p text:style-name="P7"><draw:frame draw:style-name="fr1" draw:name="Object36" text:anchor-type="as-char" svg:y="-0.566cm" svg:width="1.99cm" svg:height="0.9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4.A6" office:value-type="string">
            <text:p text:style-name="P7"><draw:frame draw:style-name="fr1" draw:name="Object30" text:anchor-type="as-char" svg:y="-0.363cm" svg:width="2.29cm" svg:height="0.464cm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4.B6" office:value-type="string">
            <text:p text:style-name="P7"><draw:frame draw:style-name="fr1" draw:name="Object37" text:anchor-type="as-char" svg:y="-0.566cm" svg:width="7.842cm" svg:height="0.954cm" draw:z-index="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4.A7" table:number-columns-spanned="2" office:value-type="string">
            <text:p text:style-name="P7"><draw:frame draw:style-name="fr1" draw:name="Object38" text:anchor-type="as-char" svg:y="-2.531cm" svg:width="8.403cm" svg:height="4.964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covered-table-cell/>
        </table:table-row>
      </table:table>
      <text:p text:style-name="P2"/>
      <text:p text:style-name="P2"/>
      <text:p text:style-name="P2"><text:soft-page-break/></text:p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">Differensekvationen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5"><draw:frame draw:style-name="fr2" draw:name="Object42" text:anchor-type="as-char" svg:width="1.79cm" svg:height="0.353cm" draw:z-index="1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covered-table-cell/>
        </table:table-row>
        <table:table-row>
          <table:table-cell table:style-name="Table5.A3" office:value-type="string">
            <text:p text:style-name="P5"><draw:frame draw:style-name="fr1" draw:name="Object39" text:anchor-type="as-char" svg:y="-2.785cm" svg:width="4.424cm" svg:height="5.551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5.B3" office:value-type="string">
            <text:p text:style-name="P5"><draw:frame draw:style-name="fr1" draw:name="Object40" text:anchor-type="as-char" svg:y="-2.939cm" svg:width="7.373cm" svg:height="5.80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5.A4" table:number-columns-spanned="2" office:value-type="string">
            <text:p text:style-name="P5"><draw:frame draw:style-name="fr1" draw:name="Object41" text:anchor-type="as-char" svg:y="-1.12cm" svg:width="8.202cm" svg:height="2.117cm" draw:z-index="11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covered-table-cell/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4">Diffrentialekvationen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5"><draw:frame draw:style-name="fr2" draw:name="Object1" text:anchor-type="as-char" svg:width="1.79cm" svg:height="0.353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6.A3" office:value-type="string">
            <text:p text:style-name="P5"><draw:frame draw:style-name="fr1" draw:name="Object2" text:anchor-type="as-char" svg:y="-2.686cm" svg:width="4.53cm" svg:height="5.352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6.B3" office:value-type="string">
            <text:p text:style-name="P5"><draw:frame draw:style-name="fr1" draw:name="Object3" text:anchor-type="as-char" svg:y="-2.91cm" svg:width="7.735cm" svg:height="5.75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6.A4" table:number-columns-spanned="2" office:value-type="string">
            <text:p text:style-name="P5"><draw:frame draw:style-name="fr1" draw:name="Object4" text:anchor-type="as-char" svg:y="-1.12cm" svg:width="8.202cm" svg:height="2.117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2T18:25:41</meta:creation-date>
    <dc:date>2011-12-10T13:39:15</dc:date>
    <meta:editing-duration>PT38M10S</meta:editing-duration>
    <meta:editing-cycles>5</meta:editing-cycles>
    <meta:generator>LibreOffice/3.4$Linux LibreOffice_project/340m1$Build-402</meta:generator>
    <meta:document-statistic meta:table-count="6" meta:image-count="0" meta:object-count="27" meta:page-count="3" meta:paragraph-count="36" meta:word-count="21" meta:character-count="235" meta:non-whitespace-character-count="196"/>
  </office:meta>
</office:document-meta>
</file>

<file path=Object 1/content.xml><?xml version="1.0" encoding="utf-8"?>
<math xmlns="http://www.w3.org/1998/Math/MathML">
  <semantics>
    <mrow>
      <msup>
        <mi>a</mi>
        <mi>x</mi>
      </msup>
      <mrow>
        <mi/>
        <mo stretchy="false">=</mo>
        <mi/>
      </mrow>
      <mi>b</mi>
      <mi/>
      <mo stretchy="false">⇔</mo>
      <mi/>
      <mi>x</mi>
      <mrow>
        <mi/>
        <mo stretchy="false">=</mo>
        <mi/>
      </mrow>
      <mmultiscripts>
        <mrow>
          <mi>log</mi>
          <mrow>
            <mo stretchy="false">(</mo>
            <mrow>
              <mi>b</mi>
            </mrow>
            <mo stretchy="false">)</mo>
          </mrow>
        </mrow>
        <mprescripts/>
        <none/>
        <mrow>
          <mi>a</mi>
        </mrow>
      </mmultiscripts>
    </mrow>
    <annotation encoding="StarMath 5.0">a^x ~=~ b  ~~dlrarrow~~ x ~=~ {log(b)} lsup{a} </annotation>
  </semantics>
</math>
</file>

<file path=Object 10/content.xml><?xml version="1.0" encoding="utf-8"?>
<math xmlns="http://www.w3.org/1998/Math/MathML">
  <semantics>
    <mrow>
      <mfrac>
        <mrow>
          <msub>
            <mi>A</mi>
            <mrow>
              <mn>1</mn>
            </mrow>
          </msub>
          <mi>x</mi>
          <mrow>
            <mi/>
            <mo stretchy="false">+</mo>
            <mi/>
          </mrow>
          <msub>
            <mi>B</mi>
            <mrow>
              <mn>1</mn>
            </mrow>
          </msub>
        </mrow>
        <mrow>
          <msup>
            <mi>x</mi>
            <mn>2</mn>
          </msup>
          <mrow>
            <mi/>
            <mo stretchy="false">+</mo>
            <mi/>
          </mrow>
          <mi mathvariant="italic">ax</mi>
          <mrow>
            <mi/>
            <mo stretchy="false">+</mo>
            <mi/>
          </mrow>
          <mi>b</mi>
        </mrow>
      </mfrac>
      <mrow>
        <mi/>
        <mo stretchy="false">+</mo>
        <mi/>
      </mrow>
      <mfrac>
        <mrow>
          <msub>
            <mi>A</mi>
            <mrow>
              <mn>2</mn>
            </mrow>
          </msub>
          <mi>x</mi>
          <mrow>
            <mi/>
            <mo stretchy="false">+</mo>
            <mi/>
          </mrow>
          <msub>
            <mi>B</mi>
            <mrow>
              <mn>2</mn>
            </mrow>
          </msub>
        </mrow>
        <mrow>
          <msup>
            <mrow>
              <mrow>
                <mo stretchy="false">(</mo>
                <mrow>
                  <msup>
                    <mi>x</mi>
                    <mn>2</mn>
                  </msup>
                  <mrow>
                    <mi/>
                    <mo stretchy="false">+</mo>
                    <mi/>
                  </mrow>
                  <mi mathvariant="italic">ax</mi>
                  <mrow>
                    <mi/>
                    <mo stretchy="false">+</mo>
                    <mi/>
                  </mrow>
                  <mi>b</mi>
                </mrow>
                <mo stretchy="false">)</mo>
              </mrow>
            </mrow>
            <mn>2</mn>
          </msup>
        </mrow>
      </mfrac>
      <mrow>
        <mi/>
        <mo stretchy="false">+</mo>
        <mi/>
      </mrow>
      <mn>...</mn>
      <mrow>
        <mi/>
        <mo stretchy="false">+</mo>
        <mi/>
      </mrow>
      <mfrac>
        <mrow>
          <msub>
            <mi>A</mi>
            <mrow>
              <mi>n</mi>
            </mrow>
          </msub>
          <mi>x</mi>
          <mrow>
            <mi/>
            <mo stretchy="false">+</mo>
            <mi/>
          </mrow>
          <msub>
            <mi>B</mi>
            <mrow>
              <mi>n</mi>
            </mrow>
          </msub>
        </mrow>
        <mrow>
          <msup>
            <mrow>
              <mrow>
                <mo stretchy="false">(</mo>
                <mrow>
                  <msup>
                    <mi>x</mi>
                    <mn>2</mn>
                  </msup>
                  <mrow>
                    <mi/>
                    <mo stretchy="false">+</mo>
                    <mi/>
                  </mrow>
                  <mi mathvariant="italic">ax</mi>
                  <mrow>
                    <mi/>
                    <mo stretchy="false">+</mo>
                    <mi/>
                  </mrow>
                  <mi>b</mi>
                </mrow>
                <mo stretchy="false">)</mo>
              </mrow>
            </mrow>
            <mi>n</mi>
          </msup>
        </mrow>
      </mfrac>
    </mrow>
    <annotation encoding="StarMath 5.0">{A_{1}x `+` B_{1}} over {x^2 `+` ax `+` b}
`+` {A_{2}x `+` B_{2}} over {{(x^2 `+` ax `+` b)}^2}
`+` ...
`+` {A_{n}x `+` B_{n}} over {{(x^2 `+` ax `+` b)}^n}</annotation>
  </semantics>
</math>
</file>

<file path=Object 11/content.xml><?xml version="1.0" encoding="utf-8"?>
<math xmlns="http://www.w3.org/1998/Math/MathML">
  <semantics>
    <mtable>
      <mtr>
        <mtd>
          <mrow>
            <mi mathvariant="italic">Ex</mi>
            <mi mathvariant="normal">:</mi>
            <mi/>
            <mfrac>
              <mrow>
                <msup>
                  <mn>2x</mn>
                  <mn>2</mn>
                </msup>
                <mrow>
                  <mi/>
                  <mo stretchy="false">+</mo>
                  <mi/>
                </mrow>
                <mi>x</mi>
                <mrow>
                  <mi/>
                  <mo stretchy="false">−</mo>
                  <mn>3</mn>
                </mrow>
              </mrow>
              <mrow>
                <msup>
                  <mrow>
                    <mrow>
                      <mo stretchy="false">(</mo>
                      <mrow>
                        <mi>x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)</mo>
                    </mrow>
                  </mrow>
                  <mrow>
                    <mn>2</mn>
                  </mrow>
                </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2</mn>
                  </mrow>
                  <mo stretchy="false">)</mo>
                </mrow>
              </mrow>
            </mfrac>
            <mrow>
              <mi/>
              <mo stretchy="false">=</mo>
              <mi/>
            </mrow>
            <mfrac>
              <mrow>
                <mi>A</mi>
              </mrow>
              <mrow>
                <mi>x</mi>
                <mrow>
                  <mi/>
                  <mo stretchy="false">+</mo>
                  <mi/>
                </mrow>
                <mn>1</mn>
              </mrow>
            </mfrac>
            <mrow>
              <mi/>
              <mo stretchy="false">+</mo>
              <mi/>
            </mrow>
            <mfrac>
              <mrow>
                <mi>B</mi>
              </mrow>
              <mrow>
                <msup>
                  <mrow>
                    <mo stretchy="false">(</mo>
                    <mrow>
                      <mi>x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n>2</mn>
                </msup>
              </mrow>
            </mfrac>
            <mrow>
              <mi/>
              <mo stretchy="false">+</mo>
              <mi/>
            </mrow>
            <mfrac>
              <mrow>
                <mi>C</mi>
              </mrow>
              <mrow>
                <mi>x</mi>
                <mrow>
                  <mi/>
                  <mo stretchy="false">+</mo>
                  <mi/>
                </mrow>
                <mn>2</mn>
              </mrow>
            </mfrac>
          </mrow>
        </mtd>
      </mtr>
      <mtr>
        <mtd>
          <mrow/>
        </mtd>
      </mtr>
      <mtr>
        <mtd>
          <mrow>
            <mo stretchy="false">⇔</mo>
            <msup>
              <mn>2x</mn>
              <mn>2</mn>
            </msup>
            <mrow>
              <mi/>
              <mo stretchy="false">+</mo>
              <mi/>
            </mrow>
            <mi>x</mi>
            <mrow>
              <mi/>
              <mo stretchy="false">−</mo>
              <mn>3</mn>
            </mrow>
            <mrow>
              <mi/>
              <mo stretchy="false">=</mo>
              <mi/>
            </mrow>
            <mi>A</mi>
            <mrow>
              <mo stretchy="false">(</mo>
              <mrow>
                <mrow>
                  <mi>x</mi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i>x</mi>
                  <mo stretchy="false">+</mo>
                  <mn>2</mn>
                </mrow>
              </mrow>
              <mo stretchy="false">)</mo>
            </mrow>
            <mrow>
              <mi/>
              <mo stretchy="false">+</mo>
              <mi/>
            </mrow>
            <mi>B</mi>
            <mrow>
              <mo stretchy="false">(</mo>
              <mrow>
                <mrow>
                  <mi>x</mi>
                  <mo stretchy="false">+</mo>
                  <mn>2</mn>
                </mrow>
              </mrow>
              <mo stretchy="false">)</mo>
            </mrow>
            <mrow>
              <mi/>
              <mo stretchy="false">+</mo>
              <mi/>
            </mrow>
            <mi>C</mi>
            <msup>
              <mrow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</mrow>
              <mn>2</mn>
            </msup>
          </mrow>
        </mtd>
      </mtr>
      <mtr>
        <mtd>
          <mrow/>
        </mtd>
      </mtr>
      <mtr>
        <mtd>
          <mrow>
            <mo stretchy="false">⇔</mo>
            <mfenced open="{" close="}">
              <mrow>
                <mtable>
                  <mtr>
                    <mtd>
                      <mrow>
                        <mi>A</mi>
                        <mrow>
                          <mi/>
                          <mo stretchy="false">=</mo>
                          <mrow>
                            <mi/>
                            <mo stretchy="false">−</mo>
                            <mn>1</mn>
                          </mrow>
                        </mrow>
                      </mrow>
                    </mtd>
                  </mtr>
                  <mtr>
                    <mtd>
                      <mrow>
                        <mi>B</mi>
                        <mrow>
                          <mi/>
                          <mo stretchy="false">=</mo>
                          <mrow>
                            <mi/>
                            <mo stretchy="false">−</mo>
                            <mn>2</mn>
                          </mrow>
                        </mrow>
                      </mrow>
                    </mtd>
                  </mtr>
                  <mtr>
                    <mtd>
                      <mrow>
                        <mi>C</mi>
                        <mrow>
                          <mi/>
                          <mo stretchy="false">=</mo>
                          <mi/>
                        </mrow>
                        <mn>3</mn>
                      </mrow>
                    </mtd>
                  </mtr>
                </mtable>
              </mrow>
            </mfenced>
          </mrow>
        </mtd>
      </mtr>
      <mtr>
        <mtd>
          <mrow/>
        </mtd>
      </mtr>
      <mtr>
        <mtd>
          <mrow>
            <mfrac>
              <mrow>
                <msup>
                  <mn>2x</mn>
                  <mn>2</mn>
                </msup>
                <mrow>
                  <mi/>
                  <mo stretchy="false">+</mo>
                  <mi/>
                </mrow>
                <mi>x</mi>
                <mrow>
                  <mi/>
                  <mo stretchy="false">−</mo>
                  <mn>3</mn>
                </mrow>
              </mrow>
              <mrow>
                <msup>
                  <mrow>
                    <mrow>
                      <mo stretchy="false">(</mo>
                      <mrow>
                        <mi>x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)</mo>
                    </mrow>
                  </mrow>
                  <mrow>
                    <mn>2</mn>
                  </mrow>
                </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2</mn>
                  </mrow>
                  <mo stretchy="false">)</mo>
                </mrow>
              </mrow>
            </mfrac>
            <mrow>
              <mi/>
              <mo stretchy="false">=</mo>
              <mrow>
                <mi/>
                <mo stretchy="false">−</mo>
                <mfrac>
                  <mrow>
                    <mn>1</mn>
                  </mrow>
                  <mrow>
                    <mi>x</mi>
                    <mrow>
                      <mi/>
                      <mo stretchy="false">+</mo>
                      <mi/>
                    </mrow>
                    <mn>1</mn>
                  </mrow>
                </mfrac>
              </mrow>
            </mrow>
            <mrow>
              <mi/>
              <mo stretchy="false">−</mo>
              <mfrac>
                <mrow>
                  <mn>2</mn>
                </mrow>
                <mrow>
                  <msup>
                    <mrow>
                      <mo stretchy="false">(</mo>
                      <mrow>
                        <mi>x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)</mo>
                    </mrow>
                    <mn>2</mn>
                  </msup>
                </mrow>
              </mfrac>
            </mrow>
            <mrow>
              <mi/>
              <mo stretchy="false">+</mo>
              <mi/>
            </mrow>
            <mfrac>
              <mrow>
                <mn>3</mn>
              </mrow>
              <mrow>
                <mi>x</mi>
                <mrow>
                  <mi/>
                  <mo stretchy="false">+</mo>
                  <mi/>
                </mrow>
                <mn>2</mn>
              </mrow>
            </mfrac>
          </mrow>
        </mtd>
      </mtr>
    </mtable>
    <annotation encoding="StarMath 5.0">Ex:~ {2x^2 `+` x`-3} over {{(x `+` 1)}^{2} (x `+` 2)}
~=~
{A}over{x `+` 1} `+` {B}over{(x `+` 1)^2} `+` {C}over{x `+` 2}
newline newline
  dlrarrow 2x^2 `+`x `-3 ~=~ A(x+1)(x+2) `+` B(x+2) `+` C{(x+1)}^2
newline newline
 dlrarrow left lbrace stack{A~=~ -1 # B ~=~ -2 # C ~=~ 3}   right rbrace    
newline newline
{2x^2 `+` x`-3} over {{(x `+` 1)}^{2} (x `+` 2)}
~=~
-{1}over{x `+` 1} `- {2}over{(x `+` 1)^2} `+` {3}over{x `+` 2}</annotation>
  </semantics>
</math>
</file>

<file path=Object 12/content.xml><?xml version="1.0" encoding="utf-8"?>
<math xmlns="http://www.w3.org/1998/Math/MathML">
  <semantics>
    <mrow>
      <mi>y</mi>
      <mrow>
        <mi/>
        <mo stretchy="false">=</mo>
        <mi/>
      </mrow>
      <msub>
        <mi>y</mi>
        <mi>h</mi>
      </msub>
      <mrow>
        <mi/>
        <mo stretchy="false">+</mo>
        <mi/>
      </mrow>
      <msub>
        <mi>y</mi>
        <mi>p</mi>
      </msub>
    </mrow>
    <annotation encoding="StarMath 5.0">y ~=~ y_h `+` y_p</annotation>
  </semantics>
</math>
</file>

<file path=Object 13/content.xml><?xml version="1.0" encoding="utf-8"?>
<math xmlns="http://www.w3.org/1998/Math/MathML">
  <semantics>
    <mtable>
      <mtr>
        <mtd>
          <mrow>
            <msub>
              <mi>y</mi>
              <mi>h</mi>
            </msub>
            <mi/>
            <mi mathvariant="normal">:</mi>
            <mi/>
            <mi mathvariant="italic">den</mi>
            <mi mathvariant="italic">homogena</mi>
            <mi mathvariant="italic">lösningen</mi>
          </mrow>
        </mtd>
      </mtr>
      <mtr>
        <mtd>
          <mrow>
            <mi mathvariant="italic">byt</mi>
            <mi mathvariant="italic">ut</mi>
            <mi mathvariant="italic">samtliga</mi>
          </mrow>
        </mtd>
      </mtr>
      <mtr>
        <mtd>
          <mrow>
            <msub>
              <mi>y</mi>
              <mi>n</mi>
            </msub>
            <mi/>
            <mo stretchy="false">⇒</mo>
            <mi/>
            <mn>1,</mn>
          </mrow>
        </mtd>
      </mtr>
      <mtr>
        <mtd>
          <mrow>
            <msub>
              <mi>y</mi>
              <mrow>
                <mrow>
                  <mi>n</mi>
                  <mo stretchy="false">+</mo>
                  <mn>1</mn>
                </mrow>
              </mrow>
            </msub>
            <mi/>
            <mo stretchy="false">⇒</mo>
            <mi/>
            <mi>r</mi>
            <mi>,</mi>
          </mrow>
        </mtd>
      </mtr>
      <mtr>
        <mtd>
          <mrow>
            <msub>
              <mi>y</mi>
              <mrow>
                <mrow>
                  <mi>n</mi>
                  <mo stretchy="false">+</mo>
                  <mn>2</mn>
                </mrow>
              </mrow>
            </msub>
            <mi/>
            <mo stretchy="false">⇒</mo>
            <mi/>
            <msup>
              <mi>r</mi>
              <mn>2</mn>
            </msup>
          </mrow>
        </mtd>
      </mtr>
      <mtr>
        <mtd>
          <mrow>
            <msub>
              <mi>y</mi>
              <mrow>
                <mrow>
                  <mi>n</mi>
                  <mo stretchy="false">+</mo>
                  <mi>x</mi>
                </mrow>
              </mrow>
            </msub>
            <mi/>
            <mo stretchy="false">⇒</mo>
            <mi/>
            <msup>
              <mi>r</mi>
              <mi>x</mi>
            </msup>
          </mrow>
        </mtd>
      </mtr>
      <mtr>
        <mtd>
          <mrow>
            <mi mathvariant="italic">övriga</mi>
            <mi mathvariant="italic">termer</mi>
            <mi mathvariant="italic">försvinner.</mi>
          </mrow>
        </mtd>
      </mtr>
      <mtr>
        <mtd>
          <mrow>
            <mi mathvariant="italic">lös</mi>
            <mi mathvariant="italic">ekvationen.</mi>
          </mrow>
        </mtd>
      </mtr>
      <mtr>
        <mtd>
          <mrow>
            <mi mathvariant="italic">nollställena</mi>
            <mi mathvariant="italic">ger</mi>
            <mi mathvariant="italic">upphov</mi>
            <mi mathvariant="italic">till</mi>
          </mrow>
        </mtd>
      </mtr>
      <mtr>
        <mtd>
          <mrow/>
        </mtd>
      </mtr>
      <mtr>
        <mtd>
          <mrow>
            <mfenced open="{" close="}">
              <mrow>
                <mtable>
                  <mtr>
                    <mtd>
                      <mrow>
                        <mrow>
                          <msub>
                            <mi>r</mi>
                            <mn>1</mn>
                          </msub>
                          <mo stretchy="false">=</mo>
                          <msub>
                            <mi>r</mi>
                            <mn>2</mn>
                          </msub>
                        </mrow>
                        <mi/>
                        <mo stretchy="false">⇒</mo>
                        <mi/>
                        <mrow>
                          <msub>
                            <mi>y</mi>
                            <mi>h</mi>
                          </msub>
                          <mo stretchy="false">=</mo>
                          <mrow>
                            <mo stretchy="false">(</mo>
                            <mrow>
                              <mrow>
                                <mi mathvariant="italic">Cn</mi>
                                <mo stretchy="false">+</mo>
                                <mi>D</mi>
                              </mrow>
                            </mrow>
                            <mo stretchy="false">)</mo>
                          </mrow>
                        </mrow>
                        <msup>
                          <mi>r</mi>
                          <mi>n</mi>
                        </msup>
                      </mrow>
                    </mtd>
                  </mtr>
                  <mtr>
                    <mtd>
                      <mrow>
                        <mrow>
                          <msub>
                            <mi>r</mi>
                            <mn>1</mn>
                          </msub>
                          <mo stretchy="false">≠</mo>
                          <msub>
                            <mi>r</mi>
                            <mn>2</mn>
                          </msub>
                        </mrow>
                        <mi/>
                        <mo stretchy="false">⇒</mo>
                        <mi/>
                        <mrow>
                          <msub>
                            <mi>y</mi>
                            <mi>h</mi>
                          </msub>
                          <mo stretchy="false">=</mo>
                          <mrow>
                            <msubsup>
                              <mi mathvariant="italic">Cr</mi>
                              <mn>1</mn>
                              <mi>n</mi>
                            </msubsup>
                            <mo stretchy="false">+</mo>
                            <msubsup>
                              <mi mathvariant="italic">Dr</mi>
                              <mn>2</mn>
                              <mi>n</mi>
                            </msubsup>
                          </mrow>
                        </mrow>
                      </mrow>
                    </mtd>
                  </mtr>
                </mtable>
              </mrow>
            </mfenced>
          </mrow>
        </mtd>
      </mtr>
    </mtable>
    <annotation encoding="StarMath 5.0">y_h `: ~ den homogena lösningen 
newline 
 byt ut samtliga newline 
y_n ~drarrow~ 1,newline 
y_{n+1} ~drarrow~ r, newline
y_{n+2} ~drarrow~ r^2 newline
y_{n+x} ~drarrow~ r^x newline
övriga termer försvinner. newline
lös ekvationen. newline
nollställena ger upphov till
Newline
newline
left lbrace stack{r_1 = r_2  ~drarrow~ y_h = (Cn +D)r^n # r_1 &lt;&gt; r_2 ~drarrow~ y_h= Cr_1^n + Dr_2^n  } right rbrace</annotation>
  </semantics>
</math>
</file>

<file path=Object 14/content.xml><?xml version="1.0" encoding="utf-8"?>
<math xmlns="http://www.w3.org/1998/Math/MathML">
  <semantics>
    <mtable>
      <mtr>
        <mtd>
          <mrow>
            <msub>
              <mi>y</mi>
              <mi>p</mi>
            </msub>
            <mi/>
            <mi mathvariant="normal">:</mi>
            <mi/>
            <mi mathvariant="italic">partikulärlösningen</mi>
          </mrow>
        </mtd>
      </mtr>
      <mtr>
        <mtd>
          <mrow>
            <mi mathvariant="italic">byt</mi>
            <mi mathvariant="italic">ut</mi>
            <mi mathvariant="italic">samtliga</mi>
            <mi/>
            <msub>
              <mi>y</mi>
              <mi>n</mi>
            </msub>
            <mi/>
            <mi mathvariant="italic">mot</mi>
            <mi mathvariant="italic">en</mi>
            <mi mathvariant="italic">ansatts</mi>
            <mi/>
            <mi>A</mi>
            <mrow>
              <mo stretchy="false">(</mo>
              <mrow>
                <mi>n</mi>
              </mrow>
              <mo stretchy="false">)</mo>
            </mrow>
            <mi/>
            <mi>,</mi>
          </mrow>
        </mtd>
      </mtr>
      <mtr>
        <mtd>
          <mrow>
            <msub>
              <mi>y</mi>
              <mrow>
                <mrow>
                  <mi>n</mi>
                  <mo stretchy="false">+</mo>
                  <mn>1</mn>
                </mrow>
              </mrow>
            </msub>
            <mo stretchy="false">⇒</mo>
            <mi>A</mi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i>,</mi>
            <mi/>
            <mi mathvariant="italic">osv.</mi>
          </mrow>
        </mtd>
      </mtr>
      <mtr>
        <mtd>
          <mrow>
            <mi mathvariant="italic">övriga</mi>
            <mi mathvariant="italic">termer</mi>
            <mi mathvariant="italic">ger</mi>
            <mi mathvariant="italic">upphov</mi>
            <mi mathvariant="italic">till</mi>
            <mi mathvariant="italic">ekvationen</mi>
            <mi>L</mi>
          </mrow>
        </mtd>
      </mtr>
      <mtr>
        <mtd>
          <mrow>
            <mi>A</mi>
            <mi mathvariant="italic">är</mi>
            <mi mathvariant="italic">av</mi>
            <mi mathvariant="italic">samma</mi>
            <mi mathvariant="italic">grad</mi>
            <mi mathvariant="italic">som</mi>
            <mrow>
              <mi>L</mi>
              <mo stretchy="false">⋅</mo>
              <msup>
                <mi>n</mi>
                <mi>k</mi>
              </msup>
            </mrow>
            <mi>,</mi>
          </mrow>
        </mtd>
      </mtr>
      <mtr>
        <mtd>
          <mrow>
            <mi mathvariant="italic">där</mi>
            <mi>k</mi>
            <mrow>
              <mi/>
              <mo stretchy="false">=</mo>
              <mi/>
            </mrow>
            <mrow>
              <mo stretchy="false">(</mo>
              <mrow>
                <mi mathvariant="italic">antalet</mi>
                <mrow>
                  <msub>
                    <mi>r</mi>
                    <mi>n</mi>
                  </msub>
                  <mo stretchy="false">=</mo>
                  <mn>1,</mn>
                </mrow>
                <mi/>
                <mi>i</mi>
                <msub>
                  <mi>y</mi>
                  <mi>h</mi>
                </msub>
                <mi/>
              </mrow>
              <mo stretchy="false">)</mo>
            </mrow>
          </mrow>
        </mtd>
      </mtr>
      <mtr>
        <mtd>
          <mrow>
            <mi mathvariant="italic">lös</mi>
            <mi mathvariant="italic">sedan</mi>
            <mi mathvariant="italic">ut</mi>
            <mi mathvariant="italic">alla</mi>
            <mi mathvariant="italic">obekanta.</mi>
          </mrow>
        </mtd>
      </mtr>
      <mtr>
        <mtd>
          <mrow/>
        </mtd>
      </mtr>
      <mtr>
        <mtd>
          <mrow>
            <mrow>
              <mi>L</mi>
              <mo stretchy="false">−</mo>
              <mi mathvariant="italic">ekvationer</mi>
            </mrow>
            <mi mathvariant="italic">av</mi>
            <mi mathvariant="italic">typen</mi>
          </mrow>
        </mtd>
      </mtr>
      <mtr>
        <mtd>
          <mrow>
            <mrow>
              <mo stretchy="false">(</mo>
              <mrow>
                <mrow>
                  <mi mathvariant="italic">an</mi>
                  <mo stretchy="false">+</mo>
                  <mi>b</mi>
                </mrow>
              </mrow>
              <mo stretchy="false">)</mo>
            </mrow>
            <msup>
              <mi>c</mi>
              <mi>n</mi>
            </msup>
            <mi mathvariant="italic">eller</mi>
            <mrow>
              <mo stretchy="false">(</mo>
              <mrow>
                <mrow>
                  <mi mathvariant="italic">an</mi>
                  <mo stretchy="false">+</mo>
                  <mi>b</mi>
                </mrow>
              </mrow>
              <mo stretchy="false">)</mo>
            </mrow>
            <mi>n</mi>
          </mrow>
        </mtd>
      </mtr>
      <mtr>
        <mtd>
          <mrow>
            <mi mathvariant="italic">kan</mi>
            <mi mathvariant="italic">delas</mi>
            <mi mathvariant="italic">upp</mi>
            <mi>i</mi>
            <mi mathvariant="italic">två</mi>
            <mi mathvariant="italic">ansattser</mi>
            <mi>,</mi>
            <mi mathvariant="italic">en</mi>
            <mi mathvariant="italic">för</mi>
            <msup>
              <mi>c</mi>
              <mi>n</mi>
            </msup>
            <mo stretchy="false">⇒</mo>
            <mrow>
              <msub>
                <mi>Z</mi>
                <mrow>
                  <mi>n</mi>
                </mrow>
              </msub>
              <mo stretchy="false">⋅</mo>
              <mrow>
                <mo stretchy="false">(</mo>
                <mrow>
                  <mrow>
                    <msub>
                      <mi>A</mi>
                      <mrow>
                        <mi>c</mi>
                      </mrow>
                    </msub>
                    <mo stretchy="false">⋅</mo>
                    <msup>
                      <mi>n</mi>
                      <mi>k</mi>
                    </msup>
                  </mrow>
                </mrow>
                <mo stretchy="false">)</mo>
              </mrow>
            </mrow>
          </mrow>
        </mtd>
      </mtr>
      <mtr>
        <mtd>
          <mrow>
            <mi mathvariant="italic">varifrån</mi>
            <mi mathvariant="italic">de</mi>
            <mi mathvariant="italic">trillar</mi>
            <mi mathvariant="italic">ut</mi>
            <mi mathvariant="italic">en</mi>
            <mi mathvariant="italic">ny</mi>
            <mi mathvariant="italic">ekvation</mi>
            <mi>,</mi>
          </mrow>
        </mtd>
      </mtr>
      <mtr>
        <mtd>
          <mrow>
            <mi mathvariant="italic">där</mi>
            <mi mathvariant="italic">du</mi>
            <mi mathvariant="italic">löser</mi>
            <mi mathvariant="italic">ut</mi>
            <msub>
              <mi>Z</mi>
              <mrow>
                <mi>n</mi>
              </mrow>
            </msub>
            <mi mathvariant="italic">där</mi>
            <mrow>
              <msub>
                <mi>L</mi>
                <mrow>
                  <mi>Z</mi>
                </mrow>
              </msub>
              <mo stretchy="false">=</mo>
              <mrow>
                <mo stretchy="false">(</mo>
                <mrow>
                  <mrow>
                    <mi mathvariant="italic">an</mi>
                    <mo stretchy="false">+</mo>
                    <mi>b</mi>
                  </mrow>
                </mrow>
                <mo stretchy="false">)</mo>
              </mrow>
            </mrow>
          </mrow>
        </mtd>
      </mtr>
    </mtable>
    <annotation encoding="StarMath 5.0">y_p `: ~ partikulärlösningen newline
byt ut samtliga `y_n `mot en ansatts `A(n)`, newline
y_{n+1} drarrow A(n+1),`osv. 
newline övriga termer ger upphov till ekvationen L
newline A är av samma grad som L cdot n^k, 
newline där k ~=~ (antalet r_n = 1,` i y_h`)
newline lös sedan ut alla obekanta.
newline newline
L- ekvationer av typen
newline
(an + b)c^n eller (an +b)n
newline kan delas upp i två ansattser, en för c^n drarrow Z_{n} cdot (A_{c} cdot n^k)
newline varifrån de trillar ut en ny ekvation,
newline där du löser ut Z_{n} där L_{Z} = (an + b)</annotation>
  </semantics>
</math>
</file>

<file path=Object 15/content.xml><?xml version="1.0" encoding="utf-8"?>
<math xmlns="http://www.w3.org/1998/Math/MathML">
  <semantics>
    <mtable>
      <mtr>
        <mtd>
          <mrow>
            <mi>y</mi>
            <mi/>
            <mi mathvariant="normal">:</mi>
            <mi/>
            <mi mathvariant="italic">den</mi>
            <mi mathvariant="italic">almäna</mi>
            <mi mathvariant="italic">lösningen</mi>
            <mi mathvariant="italic">är</mi>
            <mi mathvariant="italic">nu</mi>
          </mrow>
        </mtd>
      </mtr>
      <mtr>
        <mtd>
          <mrow>
            <mi>y</mi>
            <mrow>
              <mi/>
              <mo stretchy="false">=</mo>
              <mi/>
            </mrow>
            <msub>
              <mi>y</mi>
              <mi>p</mi>
            </msub>
            <mrow>
              <mi/>
              <mo stretchy="false">+</mo>
              <mi/>
            </mrow>
            <msub>
              <mi>y</mi>
              <mi>h</mi>
            </msub>
          </mrow>
        </mtd>
      </mtr>
      <mtr>
        <mtd>
          <mrow>
            <mi mathvariant="italic">lös</mi>
            <mi mathvariant="italic">nu</mi>
            <mi mathvariant="italic">ut</mi>
            <mi>C</mi>
            <mi mathvariant="italic">och</mi>
            <mi>D</mi>
            <mi mathvariant="italic">från</mi>
            <msub>
              <mi>y</mi>
              <mi>h</mi>
            </msub>
            <mi>,</mi>
            <mi mathvariant="italic">med</mi>
            <mi mathvariant="italic">hjälp</mi>
            <mi mathvariant="italic">av</mi>
            <mi mathvariant="italic">begynelsevärdena</mi>
          </mrow>
        </mtd>
      </mtr>
      <mtr>
        <mtd>
          <mrow/>
        </mtd>
      </mtr>
      <mtr>
        <mtd>
          <mrow>
            <mi mathvariant="italic">se</mi>
            <mi mathvariant="italic">även</mi>
            <mi mathvariant="italic">kapitlet</mi>
            <mrow>
              <mi>Z</mi>
              <mo stretchy="false">−</mo>
              <mi mathvariant="italic">transformeln</mi>
            </mrow>
          </mrow>
        </mtd>
      </mtr>
    </mtable>
    <annotation encoding="StarMath 5.0">y~:~ den almäna lösningen är nu
newline y ~=~ y_p `+` y_h
newline lös nu ut C och D från y_h, med hjälp av begynelsevärdena 
newline newline
se även kapitlet Z-transformeln</annotation>
  </semantics>
</math>
</file>

<file path=Object 16/content.xml><?xml version="1.0" encoding="utf-8"?>
<math xmlns="http://www.w3.org/1998/Math/MathML">
  <semantics>
    <mrow>
      <mi>y</mi>
      <mrow>
        <mi/>
        <mo stretchy="false">=</mo>
        <mi/>
      </mrow>
      <msub>
        <mi>y</mi>
        <mi>h</mi>
      </msub>
      <mrow>
        <mi/>
        <mo stretchy="false">+</mo>
        <mi/>
      </mrow>
      <msub>
        <mi>y</mi>
        <mi>p</mi>
      </msub>
    </mrow>
    <annotation encoding="StarMath 5.0">y ~=~ y_h `+` y_p</annotation>
  </semantics>
</math>
</file>

<file path=Object 17/content.xml><?xml version="1.0" encoding="utf-8"?>
<math xmlns="http://www.w3.org/1998/Math/MathML">
  <semantics>
    <mtable>
      <mtr>
        <mtd>
          <mrow>
            <msub>
              <mi>y</mi>
              <mi>h</mi>
            </msub>
            <mi/>
            <mi mathvariant="normal">:</mi>
            <mi/>
            <mi mathvariant="italic">den</mi>
            <mi mathvariant="italic">homogena</mi>
            <mi mathvariant="italic">lösningen</mi>
          </mrow>
        </mtd>
      </mtr>
      <mtr>
        <mtd>
          <mrow>
            <mi mathvariant="italic">byt</mi>
            <mi mathvariant="italic">ut</mi>
            <mi mathvariant="italic">samtliga</mi>
          </mrow>
        </mtd>
      </mtr>
      <mtr>
        <mtd>
          <mrow>
            <mi>y</mi>
            <mi/>
            <mo stretchy="false">⇒</mo>
            <mi/>
            <mn>1,</mn>
          </mrow>
        </mtd>
      </mtr>
      <mtr>
        <mtd>
          <mrow>
            <mi>y</mi>
            <mi>'</mi>
            <mi/>
            <mo stretchy="false">⇒</mo>
            <mi/>
            <mi>r</mi>
            <mi>,</mi>
          </mrow>
        </mtd>
      </mtr>
      <mtr>
        <mtd>
          <mrow>
            <mi>y</mi>
            <mi>'</mi>
            <mi>'</mi>
            <mi/>
            <mo stretchy="false">⇒</mo>
            <mi/>
            <msup>
              <mi>r</mi>
              <mn>2</mn>
            </msup>
          </mrow>
        </mtd>
      </mtr>
      <mtr>
        <mtd>
          <mrow>
            <msup>
              <mi>y</mi>
              <mrow>
                <mrow>
                  <mi>x</mi>
                  <mo stretchy="false">+</mo>
                  <mi>n</mi>
                </mrow>
              </mrow>
            </msup>
            <mi/>
            <mo stretchy="false">⇒</mo>
            <mi/>
            <msup>
              <mi>r</mi>
              <mi>n</mi>
            </msup>
          </mrow>
        </mtd>
      </mtr>
      <mtr>
        <mtd>
          <mrow>
            <mi mathvariant="italic">övriga</mi>
            <mi mathvariant="italic">termer</mi>
            <mi mathvariant="italic">försvinner.</mi>
          </mrow>
        </mtd>
      </mtr>
      <mtr>
        <mtd>
          <mrow>
            <mi mathvariant="italic">lös</mi>
            <mi mathvariant="italic">ekvationen.</mi>
          </mrow>
        </mtd>
      </mtr>
      <mtr>
        <mtd>
          <mrow>
            <mi mathvariant="italic">nollställena</mi>
            <mi mathvariant="italic">ger</mi>
            <mi mathvariant="italic">upphov</mi>
            <mi mathvariant="italic">till</mi>
          </mrow>
        </mtd>
      </mtr>
      <mtr>
        <mtd>
          <mrow/>
        </mtd>
      </mtr>
      <mtr>
        <mtd>
          <mrow>
            <mfenced open="{" close="}">
              <mrow>
                <mtable>
                  <mtr>
                    <mtd>
                      <mrow>
                        <mrow>
                          <msub>
                            <mi>r</mi>
                            <mn>1</mn>
                          </msub>
                          <mo stretchy="false">=</mo>
                          <msub>
                            <mi>r</mi>
                            <mn>2</mn>
                          </msub>
                        </mrow>
                        <mi/>
                        <mo stretchy="false">⇒</mo>
                        <mi/>
                        <mrow>
                          <msub>
                            <mi>y</mi>
                            <mi>h</mi>
                          </msub>
                          <mo stretchy="false">=</mo>
                          <mrow>
                            <mo stretchy="false">(</mo>
                            <mrow>
                              <mrow>
                                <mi mathvariant="italic">Cx</mi>
                                <mo stretchy="false">+</mo>
                                <mi>D</mi>
                              </mrow>
                            </mrow>
                            <mo stretchy="false">)</mo>
                          </mrow>
                        </mrow>
                        <msup>
                          <mi>e</mi>
                          <mrow>
                            <mrow>
                              <msub>
                                <mi>r</mi>
                                <mn>1</mn>
                              </msub>
                              <mo stretchy="false">⋅</mo>
                              <mi>x</mi>
                            </mrow>
                          </mrow>
                        </msup>
                      </mrow>
                    </mtd>
                  </mtr>
                  <mtr>
                    <mtd>
                      <mrow>
                        <mrow>
                          <msub>
                            <mi>r</mi>
                            <mn>1</mn>
                          </msub>
                          <mo stretchy="false">≠</mo>
                          <msub>
                            <mi>r</mi>
                            <mn>2</mn>
                          </msub>
                        </mrow>
                        <mi/>
                        <mo stretchy="false">⇒</mo>
                        <mi/>
                        <mrow>
                          <msub>
                            <mi>y</mi>
                            <mi>h</mi>
                          </msub>
                          <mo stretchy="false">=</mo>
                          <mrow>
                            <msup>
                              <mi mathvariant="italic">Ce</mi>
                              <mrow>
                                <mrow>
                                  <msub>
                                    <mi>r</mi>
                                    <mn>1</mn>
                                  </msub>
                                  <mo stretchy="false">⋅</mo>
                                  <mi>x</mi>
                                </mrow>
                              </mrow>
                            </msup>
                            <mo stretchy="false">+</mo>
                            <msup>
                              <mi mathvariant="italic">De</mi>
                              <mrow>
                                <mrow>
                                  <msub>
                                    <mi>r</mi>
                                    <mn>2</mn>
                                  </msub>
                                  <mo stretchy="false">⋅</mo>
                                  <mi>x</mi>
                                </mrow>
                              </mrow>
                            </msup>
                          </mrow>
                        </mrow>
                      </mrow>
                    </mtd>
                  </mtr>
                </mtable>
              </mrow>
            </mfenced>
          </mrow>
        </mtd>
      </mtr>
    </mtable>
    <annotation encoding="StarMath 5.0">y_h `: ~ den homogena lösningen 
newline 
 byt ut samtliga newline 
y ~drarrow~ 1,newline 
y' ~drarrow~ r, newline
y'' ~drarrow~ r^2 newline
y^{x+n} ~drarrow~ r^n newline
övriga termer försvinner. newline
lös ekvationen. newline
nollställena ger upphov till
Newline
newline
left lbrace stack{r_1 = r_2  ~drarrow~ y_h = (Cx +D)e^{r_1 cdot x} # r_1 &lt;&gt; r_2 ~drarrow~ y_h= Ce^{r_1 cdot x} + De^{r_2 cdot x}  } right rbrace</annotation>
  </semantics>
</math>
</file>

<file path=Object 18/content.xml><?xml version="1.0" encoding="utf-8"?>
<math xmlns="http://www.w3.org/1998/Math/MathML">
  <semantics>
    <mtable>
      <mtr>
        <mtd>
          <mrow>
            <msub>
              <mi>y</mi>
              <mi>p</mi>
            </msub>
            <mi/>
            <mi mathvariant="normal">:</mi>
            <mi/>
            <mi mathvariant="italic">partikulärlösningen</mi>
          </mrow>
        </mtd>
      </mtr>
      <mtr>
        <mtd>
          <mrow>
            <mi mathvariant="italic">byt</mi>
            <mi mathvariant="italic">ut</mi>
            <mi mathvariant="italic">samtliga</mi>
            <mi/>
            <mi>y</mi>
            <mrow>
              <mo stretchy="false">(</mo>
              <mrow>
                <mi>x</mi>
              </mrow>
              <mo stretchy="false">)</mo>
            </mrow>
            <mi/>
            <mi mathvariant="italic">mot</mi>
            <mi mathvariant="italic">en</mi>
            <mi mathvariant="italic">ansatts</mi>
            <mi/>
            <mi>A</mi>
            <mrow>
              <mo stretchy="false">(</mo>
              <mrow>
                <mi>x</mi>
              </mrow>
              <mo stretchy="false">)</mo>
            </mrow>
            <mi/>
            <mi>,</mi>
          </mrow>
        </mtd>
      </mtr>
      <mtr>
        <mtd>
          <mrow>
            <mi>y</mi>
            <mi>'</mi>
            <mo stretchy="false">⇒</mo>
            <mi>D</mi>
            <mrow>
              <mo stretchy="false">[</mo>
              <mrow>
                <mi>A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i>,</mi>
            <mi/>
            <mi mathvariant="italic">osv.</mi>
          </mrow>
        </mtd>
      </mtr>
      <mtr>
        <mtd>
          <mrow>
            <mi mathvariant="italic">övriga</mi>
            <mi mathvariant="italic">termer</mi>
            <mi mathvariant="italic">ger</mi>
            <mi mathvariant="italic">upphov</mi>
            <mi mathvariant="italic">till</mi>
            <mi mathvariant="italic">ekvationen</mi>
            <mi>L</mi>
          </mrow>
        </mtd>
      </mtr>
      <mtr>
        <mtd>
          <mrow>
            <mi>A</mi>
            <mi mathvariant="italic">är</mi>
            <mi mathvariant="italic">av</mi>
            <mi mathvariant="italic">samma</mi>
            <mi mathvariant="italic">grad</mi>
            <mi mathvariant="italic">som</mi>
            <mrow>
              <mi>L</mi>
              <mo stretchy="false">⋅</mo>
              <msup>
                <mi>x</mi>
                <mi>k</mi>
              </msup>
            </mrow>
            <mi>,</mi>
          </mrow>
        </mtd>
      </mtr>
      <mtr>
        <mtd>
          <mrow>
            <mi mathvariant="italic">där</mi>
            <mi>k</mi>
            <mrow>
              <mi/>
              <mo stretchy="false">=</mo>
              <mi/>
            </mrow>
            <mrow>
              <mo stretchy="false">(</mo>
              <mrow>
                <mi mathvariant="italic">antalet</mi>
                <mrow>
                  <msub>
                    <mi>r</mi>
                    <mi>x</mi>
                  </msub>
                  <mo stretchy="false">=</mo>
                  <mn>1,</mn>
                </mrow>
                <mi/>
                <mi>i</mi>
                <msub>
                  <mi>y</mi>
                  <mi>h</mi>
                </msub>
                <mi/>
              </mrow>
              <mo stretchy="false">)</mo>
            </mrow>
          </mrow>
        </mtd>
      </mtr>
      <mtr>
        <mtd>
          <mrow>
            <mi mathvariant="italic">lös</mi>
            <mi mathvariant="italic">sedan</mi>
            <mi mathvariant="italic">ut</mi>
            <mi mathvariant="italic">alla</mi>
            <mi mathvariant="italic">obekanta.</mi>
          </mrow>
        </mtd>
      </mtr>
      <mtr>
        <mtd>
          <mrow/>
        </mtd>
      </mtr>
      <mtr>
        <mtd>
          <mrow>
            <mrow>
              <mi>L</mi>
              <mo stretchy="false">−</mo>
              <mi mathvariant="italic">ekvationer</mi>
            </mrow>
            <mi mathvariant="italic">av</mi>
            <mi mathvariant="italic">typen</mi>
          </mrow>
        </mtd>
      </mtr>
      <mtr>
        <mtd>
          <mrow>
            <mrow>
              <mo stretchy="false">(</mo>
              <mrow>
                <mrow>
                  <mi mathvariant="italic">ax</mi>
                  <mo stretchy="false">+</mo>
                  <mi>b</mi>
                </mrow>
              </mrow>
              <mo stretchy="false">)</mo>
            </mrow>
            <msup>
              <mi>c</mi>
              <mi>x</mi>
            </msup>
            <mi mathvariant="italic">eller</mi>
            <mrow>
              <mo stretchy="false">(</mo>
              <mrow>
                <mrow>
                  <mi mathvariant="italic">ax</mi>
                  <mo stretchy="false">+</mo>
                  <mi>b</mi>
                </mrow>
              </mrow>
              <mo stretchy="false">)</mo>
            </mrow>
            <mi>x</mi>
          </mrow>
        </mtd>
      </mtr>
      <mtr>
        <mtd>
          <mrow>
            <mi mathvariant="italic">kan</mi>
            <mi mathvariant="italic">delas</mi>
            <mi mathvariant="italic">upp</mi>
            <mi>i</mi>
            <mi mathvariant="italic">två</mi>
            <mi mathvariant="italic">ansattser</mi>
            <mi>,</mi>
            <mi mathvariant="italic">en</mi>
            <mi mathvariant="italic">för</mi>
            <msup>
              <mi>c</mi>
              <mi>n</mi>
            </msup>
            <mo stretchy="false">⇒</mo>
            <mi>Z</mi>
            <mrow>
              <mrow>
                <mo stretchy="false">(</mo>
                <mrow>
                  <mi>n</mi>
                </mrow>
                <mo stretchy="false">)</mo>
              </mrow>
              <mo stretchy="false">⋅</mo>
              <mrow>
                <mo stretchy="false">(</mo>
                <mrow>
                  <mrow>
                    <msub>
                      <mi>A</mi>
                      <mrow>
                        <mi>c</mi>
                      </mrow>
                    </msub>
                    <mo stretchy="false">⋅</mo>
                    <msup>
                      <mi>x</mi>
                      <mi>k</mi>
                    </msup>
                  </mrow>
                </mrow>
                <mo stretchy="false">)</mo>
              </mrow>
            </mrow>
          </mrow>
        </mtd>
      </mtr>
      <mtr>
        <mtd>
          <mrow>
            <mi mathvariant="italic">varifrån</mi>
            <mi mathvariant="italic">de</mi>
            <mi mathvariant="italic">trillar</mi>
            <mi mathvariant="italic">ut</mi>
            <mi mathvariant="italic">en</mi>
            <mi mathvariant="italic">ny</mi>
            <mi mathvariant="italic">ekvation</mi>
            <mi>,</mi>
          </mrow>
        </mtd>
      </mtr>
      <mtr>
        <mtd>
          <mrow>
            <mi mathvariant="italic">där</mi>
            <mi mathvariant="italic">du</mi>
            <mi mathvariant="italic">löser</mi>
            <mi mathvariant="italic">ut</mi>
            <mi>Z</mi>
            <mrow>
              <mo stretchy="false">(</mo>
              <mrow>
                <mi>x</mi>
              </mrow>
              <mo stretchy="false">)</mo>
            </mrow>
            <mi mathvariant="italic">där</mi>
            <mrow>
              <msub>
                <mi>L</mi>
                <mrow>
                  <mi>Z</mi>
                </mrow>
              </msub>
              <mo stretchy="false">=</mo>
              <mrow>
                <mo stretchy="false">(</mo>
                <mrow>
                  <mrow>
                    <mi mathvariant="italic">ax</mi>
                    <mo stretchy="false">+</mo>
                    <mi>b</mi>
                  </mrow>
                </mrow>
                <mo stretchy="false">)</mo>
              </mrow>
            </mrow>
          </mrow>
        </mtd>
      </mtr>
    </mtable>
    <annotation encoding="StarMath 5.0">y_p `: ~ partikulärlösningen newline
byt ut samtliga `y(x) `mot en ansatts `A(x)`, newline
y' drarrow D[A(x)],`osv. 
newline övriga termer ger upphov till ekvationen L
newline A är av samma grad som L cdot x^k, 
newline där k ~=~ (antalet r_x = 1,` i y_h`)
newline lös sedan ut alla obekanta.
newline newline
L- ekvationer av typen
newline
(ax + b)c^x eller (ax +b)x
newline kan delas upp i två ansattser, en för c^n drarrow Z(n) cdot (A_{c} cdot x^k)
newline varifrån de trillar ut en ny ekvation,
newline där du löser ut Z(x) där L_{Z} = (ax + b)</annotation>
  </semantics>
</math>
</file>

<file path=Object 19/content.xml><?xml version="1.0" encoding="utf-8"?>
<math xmlns="http://www.w3.org/1998/Math/MathML">
  <semantics>
    <mtable>
      <mtr>
        <mtd>
          <mrow>
            <mi>y</mi>
            <mi/>
            <mi mathvariant="normal">:</mi>
            <mi/>
            <mi mathvariant="italic">den</mi>
            <mi mathvariant="italic">almäna</mi>
            <mi mathvariant="italic">lösningen</mi>
            <mi mathvariant="italic">är</mi>
            <mi mathvariant="italic">nu</mi>
          </mrow>
        </mtd>
      </mtr>
      <mtr>
        <mtd>
          <mrow>
            <mi>y</mi>
            <mrow>
              <mi/>
              <mo stretchy="false">=</mo>
              <mi/>
            </mrow>
            <msub>
              <mi>y</mi>
              <mi>p</mi>
            </msub>
            <mrow>
              <mi/>
              <mo stretchy="false">+</mo>
              <mi/>
            </mrow>
            <msub>
              <mi>y</mi>
              <mi>h</mi>
            </msub>
          </mrow>
        </mtd>
      </mtr>
      <mtr>
        <mtd>
          <mrow>
            <mi mathvariant="italic">lös</mi>
            <mi mathvariant="italic">nu</mi>
            <mi mathvariant="italic">ut</mi>
            <mi>C</mi>
            <mi mathvariant="italic">och</mi>
            <mi>D</mi>
            <mi mathvariant="italic">från</mi>
            <msub>
              <mi>y</mi>
              <mi>h</mi>
            </msub>
            <mi>,</mi>
            <mi mathvariant="italic">med</mi>
            <mi mathvariant="italic">hjälp</mi>
            <mi mathvariant="italic">av</mi>
            <mi mathvariant="italic">begynelsevärdena</mi>
          </mrow>
        </mtd>
      </mtr>
      <mtr>
        <mtd>
          <mrow/>
        </mtd>
      </mtr>
      <mtr>
        <mtd>
          <mrow>
            <mi mathvariant="italic">se</mi>
            <mi mathvariant="italic">även</mi>
            <mi mathvariant="italic">kapitlet</mi>
            <mrow>
              <mi mathvariant="italic">Laplace</mi>
              <mo stretchy="false">−</mo>
              <mi mathvariant="italic">transform</mi>
            </mrow>
          </mrow>
        </mtd>
      </mtr>
    </mtable>
    <annotation encoding="StarMath 5.0">y~:~ den almäna lösningen är nu
newline y ~=~ y_p `+` y_h
newline lös nu ut C och D från y_h, med hjälp av begynelsevärdena 
newline newline
se även kapitlet Laplace-transform</annotation>
  </semantics>
</math>
</file>

<file path=Object 2/content.xml><?xml version="1.0" encoding="utf-8"?>
<math xmlns="http://www.w3.org/1998/Math/MathML">
  <semantics>
    <mtable>
      <mtr>
        <mtd>
          <mrow>
            <mi mathvariant="italic">SGD</mi>
            <mrow>
              <mo stretchy="false">(</mo>
              <mrow>
                <mi>a</mi>
                <mi mathvariant="normal">:</mi>
                <mi>b</mi>
              </mrow>
              <mo stretchy="false">)</mo>
            </mrow>
            <mi/>
            <mi mathvariant="italic">om</mi>
            <mi/>
            <mrow>
              <mi>a</mi>
              <mo stretchy="false">&gt;</mo>
              <mi>b</mi>
            </mrow>
          </mrow>
        </mtd>
      </mtr>
      <mtr>
        <mtd>
          <mrow>
            <mi/>
            <mo stretchy="false">⇒</mo>
            <mi/>
            <mi>a</mi>
            <mrow>
              <mi/>
              <mo stretchy="false">=</mo>
              <mi/>
            </mrow>
            <mrow>
              <mi>b</mi>
              <mo stretchy="false">⋅</mo>
              <msub>
                <mi>x</mi>
                <mn>1</mn>
              </msub>
            </mrow>
            <mrow>
              <mi/>
              <mo stretchy="false">+</mo>
              <mi/>
            </mrow>
            <msub>
              <mi>r</mi>
              <mn>1</mn>
            </msub>
          </mrow>
        </mtd>
      </mtr>
      <mtr>
        <mtd>
          <mrow>
            <mi/>
            <mo stretchy="false">⇒</mo>
            <mi/>
            <mi>b</mi>
            <mrow>
              <mi/>
              <mo stretchy="false">=</mo>
              <mi/>
            </mrow>
            <mrow>
              <msub>
                <mi>r</mi>
                <mn>1</mn>
              </msub>
              <mo stretchy="false">⋅</mo>
              <msub>
                <mi>x</mi>
                <mn>2</mn>
              </msub>
            </mrow>
            <mrow>
              <mi/>
              <mo stretchy="false">+</mo>
              <mi/>
            </mrow>
            <msub>
              <mi>r</mi>
              <mn>2</mn>
            </msub>
          </mrow>
        </mtd>
      </mtr>
      <mtr>
        <mtd>
          <mrow>
            <mi/>
            <mo stretchy="false">⇒</mo>
            <mi/>
            <msub>
              <mi>r</mi>
              <mn>1</mn>
            </msub>
            <mrow>
              <mi/>
              <mo stretchy="false">=</mo>
              <mi/>
            </mrow>
            <mrow>
              <msub>
                <mi>r</mi>
                <mn>2</mn>
              </msub>
              <mo stretchy="false">⋅</mo>
              <msub>
                <mi>x</mi>
                <mn>3</mn>
              </msub>
            </mrow>
            <mrow>
              <mi/>
              <mo stretchy="false">+</mo>
              <mi/>
            </mrow>
            <msub>
              <mi>r</mi>
              <mn>3</mn>
            </msub>
          </mrow>
        </mtd>
      </mtr>
      <mtr>
        <mtd>
          <mrow>
            <mi/>
            <mo stretchy="false">⇒</mo>
            <mi/>
            <mn>...</mn>
          </mrow>
        </mtd>
      </mtr>
      <mtr>
        <mtd>
          <mrow>
            <mi/>
            <mo stretchy="false">⇒</mo>
            <mi/>
            <msub>
              <mi>r</mi>
              <mi>n</mi>
            </msub>
            <mrow>
              <mi/>
              <mo stretchy="false">=</mo>
              <mi/>
            </mrow>
            <mrow>
              <msub>
                <mi>r</mi>
                <mrow>
                  <mrow>
                    <mi>n</mi>
                    <mo stretchy="false">+</mo>
                    <mn>1</mn>
                  </mrow>
                </mrow>
              </msub>
              <mo stretchy="false">⋅</mo>
              <msub>
                <mi>x</mi>
                <mrow>
                  <mrow>
                    <mi>n</mi>
                    <mo stretchy="false">+</mo>
                    <mn>2</mn>
                  </mrow>
                </mrow>
              </msub>
            </mrow>
          </mrow>
        </mtd>
      </mtr>
      <mtr>
        <mtd>
          <mrow/>
        </mtd>
      </mtr>
      <mtr>
        <mtd>
          <mrow>
            <mi mathvariant="italic">svar</mi>
            <mi mathvariant="normal">:</mi>
            <mi/>
            <mi mathvariant="italic">om</mi>
            <mi/>
            <mrow>
              <msub>
                <mi>r</mi>
                <mrow>
                  <mrow>
                    <mi>n</mi>
                    <mo stretchy="false">+</mo>
                    <mn>1</mn>
                  </mrow>
                </mrow>
              </msub>
              <mo stretchy="false">&gt;</mo>
              <msub>
                <mi>x</mi>
                <mrow>
                  <mrow>
                    <mi>n</mi>
                    <mo stretchy="false">+</mo>
                    <mn>2</mn>
                  </mrow>
                </mrow>
              </msub>
            </mrow>
            <mi/>
            <mo stretchy="false">⇒</mo>
            <mi/>
            <msub>
              <mi>r</mi>
              <mrow>
                <mrow>
                  <mi>n</mi>
                  <mo stretchy="false">+</mo>
                  <mn>1</mn>
                </mrow>
              </mrow>
            </msub>
          </mrow>
        </mtd>
      </mtr>
    </mtable>
    <annotation encoding="StarMath 5.0">SGD(a:b)~ om `a &gt; b 
newline ~drarrow~ a ~=~ b cdot x_1 `+` r_1
newline ~drarrow~ b ~=~ r_1 cdot x_2 `+` r_2
newline ~drarrow~ r_1 ~=~ r_2 cdot x_3 `+` r_3
newline ~drarrow~ ...
newline ~drarrow~ r_n ~=~ r_{n+1} cdot x_{n+2}
newline newline
svar: ~om `r_{n+1} &gt; x_{n+2} ~drarrow~ r_{n+1}</annotation>
  </semantics>
</math>
</file>

<file path=Object 20/content.xml><?xml version="1.0" encoding="utf-8"?>
<math xmlns="http://www.w3.org/1998/Math/MathML">
  <semantics>
    <mrow>
      <mmultiscripts>
        <mrow>
          <mi>log</mi>
          <mrow>
            <mo stretchy="false">(</mo>
            <mrow>
              <mn>1</mn>
            </mrow>
            <mo stretchy="false">)</mo>
          </mrow>
        </mrow>
        <mprescripts/>
        <none/>
        <mrow>
          <mi>a</mi>
        </mrow>
      </mmultiscripts>
      <mrow>
        <mi/>
        <mo stretchy="false">=</mo>
        <mi/>
      </mrow>
      <mn>0</mn>
    </mrow>
    <annotation encoding="StarMath 5.0">{log(1)} lsup{a}  ~=~ 0</annotation>
  </semantics>
</math>
</file>

<file path=Object 21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>a</mi>
            </mrow>
            <mo stretchy="false">)</mo>
          </mrow>
        </mrow>
        <mprescripts/>
        <none/>
        <mrow>
          <mi>a</mi>
        </mrow>
      </mmultiscripts>
      <mrow>
        <mi/>
        <mo stretchy="false">=</mo>
        <mi/>
      </mrow>
      <mn>1</mn>
    </mrow>
    <annotation encoding="StarMath 5.0">{log(a)} lsup{a} ~=~ 1</annotation>
  </semantics>
</math>
</file>

<file path=Object 22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>a</mi>
            </mrow>
            <mo stretchy="false">)</mo>
          </mrow>
        </mrow>
        <mprescripts/>
        <none/>
        <mrow>
          <mi>e</mi>
        </mrow>
      </mmultiscripts>
      <mrow>
        <mi/>
        <mo stretchy="false">=</mo>
        <mi/>
      </mrow>
      <mi>ln</mi>
      <mrow>
        <mo stretchy="false">(</mo>
        <mrow>
          <mi>a</mi>
        </mrow>
        <mo stretchy="false">)</mo>
      </mrow>
    </mrow>
    <annotation encoding="StarMath 5.0">{log(a)} lsup{e} ~=~ ln(a)</annotation>
  </semantics>
</math>
</file>

<file path=Object 23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 mathvariant="italic">st</mi>
            </mrow>
            <mo stretchy="false">)</mo>
          </mrow>
        </mrow>
        <mprescripts/>
        <none/>
        <mrow>
          <mi>a</mi>
        </mrow>
      </mmultiscripts>
      <mrow>
        <mi/>
        <mo stretchy="false">=</mo>
        <mi/>
      </mrow>
      <mmultiscripts>
        <mrow>
          <mi>log</mi>
          <mrow>
            <mo stretchy="false">(</mo>
            <mrow>
              <mi>s</mi>
            </mrow>
            <mo stretchy="false">)</mo>
          </mrow>
        </mrow>
        <mprescripts/>
        <none/>
        <mrow>
          <mi>a</mi>
        </mrow>
      </mmultiscripts>
      <mrow>
        <mi/>
        <mo stretchy="false">+</mo>
        <mi/>
      </mrow>
      <mmultiscripts>
        <mrow>
          <mi>log</mi>
          <mrow>
            <mo stretchy="false">(</mo>
            <mrow>
              <mi>t</mi>
            </mrow>
            <mo stretchy="false">)</mo>
          </mrow>
        </mrow>
        <mprescripts/>
        <none/>
        <mrow>
          <mi>a</mi>
        </mrow>
      </mmultiscripts>
    </mrow>
    <annotation encoding="StarMath 5.0">{log(st)} lsup{a} ~=~ {log(s)} lsup{a} `+` {log(t)} lsup{a}</annotation>
  </semantics>
</math>
</file>

<file path=Object 24/content.xml><?xml version="1.0" encoding="utf-8"?>
<math xmlns="http://www.w3.org/1998/Math/MathML">
  <semantics>
    <mrow>
      <mmultiscripts>
        <mrow>
          <mi>log</mi>
        </mrow>
        <mprescripts/>
        <none/>
        <mrow>
          <mi>a</mi>
        </mrow>
      </mmultiscripts>
      <mfenced open="(" close=")">
        <mrow>
          <mfrac>
            <mrow>
              <mi>s</mi>
            </mrow>
            <mrow>
              <mi>t</mi>
            </mrow>
          </mfrac>
        </mrow>
      </mfenced>
      <mrow>
        <mi/>
        <mo stretchy="false">=</mo>
        <mi/>
      </mrow>
      <mmultiscripts>
        <mrow>
          <mi>log</mi>
          <mrow>
            <mo stretchy="false">(</mo>
            <mrow>
              <mi>s</mi>
            </mrow>
            <mo stretchy="false">)</mo>
          </mrow>
        </mrow>
        <mprescripts/>
        <none/>
        <mrow>
          <mi>a</mi>
        </mrow>
      </mmultiscripts>
      <mrow>
        <mi/>
        <mo stretchy="false">−</mo>
        <mmultiscripts>
          <mrow>
            <mi>log</mi>
            <mrow>
              <mo stretchy="false">(</mo>
              <mrow>
                <mi>t</mi>
              </mrow>
              <mo stretchy="false">)</mo>
            </mrow>
          </mrow>
          <mprescripts/>
          <none/>
          <mrow>
            <mi>a</mi>
          </mrow>
        </mmultiscripts>
      </mrow>
    </mrow>
    <annotation encoding="StarMath 5.0">{log} lsup{a} left({s} over {t} right) ~=~ {log(s)} lsup{a} `-{log(t)} lsup{a}</annotation>
  </semantics>
</math>
</file>

<file path=Object 25/content.xml><?xml version="1.0" encoding="utf-8"?>
<math xmlns="http://www.w3.org/1998/Math/MathML">
  <semantics>
    <mrow>
      <mmultiscripts>
        <mrow>
          <mi>log</mi>
          <mrow>
            <mo stretchy="false">(</mo>
            <mrow>
              <msup>
                <mi>s</mi>
                <mi>t</mi>
              </msup>
            </mrow>
            <mo stretchy="false">)</mo>
          </mrow>
        </mrow>
        <mprescripts/>
        <none/>
        <mrow>
          <mi>a</mi>
        </mrow>
      </mmultiscripts>
      <mrow>
        <mi/>
        <mo stretchy="false">=</mo>
        <mi/>
      </mrow>
      <mi>t</mi>
      <mmultiscripts>
        <mrow>
          <mi>log</mi>
          <mrow>
            <mo stretchy="false">(</mo>
            <mrow>
              <mi>s</mi>
            </mrow>
            <mo stretchy="false">)</mo>
          </mrow>
        </mrow>
        <mprescripts/>
        <none/>
        <mrow>
          <mi>a</mi>
        </mrow>
      </mmultiscripts>
    </mrow>
    <annotation encoding="StarMath 5.0">{log(s^t)} lsup{a} ~=~ t{log(s)} lsup{a}</annotation>
  </semantics>
</math>
</file>

<file path=Object 26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>s</mi>
            </mrow>
            <mo stretchy="false">)</mo>
          </mrow>
        </mrow>
        <mprescripts/>
        <none/>
        <mrow>
          <mi>b</mi>
        </mrow>
      </mmultiscripts>
      <mrow>
        <mi/>
        <mo stretchy="false">=</mo>
        <mi/>
      </mrow>
      <mfrac>
        <mrow>
          <mmultiscripts>
            <mrow>
              <mi>log</mi>
              <mrow>
                <mo stretchy="false">(</mo>
                <mrow>
                  <mi>s</mi>
                </mrow>
                <mo stretchy="false">)</mo>
              </mrow>
            </mrow>
            <mprescripts/>
            <none/>
            <mrow>
              <mi>a</mi>
            </mrow>
          </mmultiscripts>
        </mrow>
        <mrow>
          <mmultiscripts>
            <mrow>
              <mi>log</mi>
              <mrow>
                <mo stretchy="false">(</mo>
                <mrow>
                  <mi>b</mi>
                </mrow>
                <mo stretchy="false">)</mo>
              </mrow>
            </mrow>
            <mprescripts/>
            <none/>
            <mrow>
              <mi>a</mi>
            </mrow>
          </mmultiscripts>
        </mrow>
      </mfrac>
    </mrow>
    <annotation encoding="StarMath 5.0">{log(s)} lsup{b} ~=~ {{log(s)}lsup{a}} over {{log(b)}lsup{a}}</annotation>
  </semantics>
</math>
</file>

<file path=Object 27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>x</mi>
            </mrow>
            <mo stretchy="false">)</mo>
          </mrow>
        </mrow>
        <mprescripts/>
        <none/>
        <mrow>
          <mi>e</mi>
        </mrow>
      </mmultiscripts>
      <mrow>
        <mi/>
        <mo stretchy="false">=</mo>
        <mi/>
      </mrow>
      <mi>ln</mi>
      <mrow>
        <mo stretchy="false">(</mo>
        <mrow>
          <mi>x</mi>
        </mrow>
        <mo stretchy="false">)</mo>
      </mrow>
    </mrow>
    <annotation encoding="StarMath 5.0">{log(x)} lsup{e} ~=~ ln(x)</annotation>
  </semantics>
</math>
</file>

<file path=Object 3/content.xml><?xml version="1.0" encoding="utf-8"?>
<math xmlns="http://www.w3.org/1998/Math/MathML">
  <semantics>
    <mrow>
      <mi>x</mi>
      <mrow>
        <mi/>
        <mo stretchy="false">−</mo>
        <mi>a</mi>
      </mrow>
    </mrow>
    <annotation encoding="StarMath 5.0">x`-a</annotation>
  </semantics>
</math>
</file>

<file path=Object 4/content.xml><?xml version="1.0" encoding="utf-8"?>
<math xmlns="http://www.w3.org/1998/Math/MathML">
  <semantics>
    <mrow>
      <mfrac>
        <mrow>
          <msub>
            <mi>A</mi>
            <mn>1</mn>
          </msub>
        </mrow>
        <mrow>
          <mrow>
            <mi>x</mi>
            <mo stretchy="false">−</mo>
            <mi>a</mi>
          </mrow>
        </mrow>
      </mfrac>
    </mrow>
    <annotation encoding="StarMath 5.0">{A_1} over {x -a}</annotation>
  </semantics>
</math>
</file>

<file path=Object 5/content.xml><?xml version="1.0" encoding="utf-8"?>
<math xmlns="http://www.w3.org/1998/Math/MathML">
  <semantics>
    <mrow>
      <msup>
        <mrow>
          <mrow>
            <mo stretchy="false">(</mo>
            <mrow>
              <mi>x</mi>
              <mrow>
                <mi/>
                <mo stretchy="false">−</mo>
                <mi>a</mi>
              </mrow>
            </mrow>
            <mo stretchy="false">)</mo>
          </mrow>
        </mrow>
        <mi>n</mi>
      </msup>
    </mrow>
    <annotation encoding="StarMath 5.0">{(x `-a)}^n</annotation>
  </semantics>
</math>
</file>

<file path=Object 6/content.xml><?xml version="1.0" encoding="utf-8"?>
<math xmlns="http://www.w3.org/1998/Math/MathML">
  <semantics>
    <mrow>
      <mfrac>
        <mrow>
          <msub>
            <mi>A</mi>
            <mn>1</mn>
          </msub>
        </mrow>
        <mrow>
          <mrow>
            <mi>x</mi>
            <mo stretchy="false">−</mo>
            <mi>a</mi>
          </mrow>
        </mrow>
      </mfrac>
      <mrow>
        <mi/>
        <mo stretchy="false">+</mo>
        <mi/>
      </mrow>
      <mfrac>
        <mrow>
          <msub>
            <mi>A</mi>
            <mn>2</mn>
          </msub>
        </mrow>
        <mrow>
          <msup>
            <mrow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</mrow>
            <mn>2</mn>
          </msup>
        </mrow>
      </mfrac>
      <mrow>
        <mi/>
        <mo stretchy="false">+</mo>
        <mi/>
      </mrow>
      <mn>...</mn>
      <mrow>
        <mi/>
        <mo stretchy="false">+</mo>
        <mi/>
      </mrow>
      <mfrac>
        <mrow>
          <msub>
            <mi>A</mi>
            <mi>n</mi>
          </msub>
        </mrow>
        <mrow>
          <msup>
            <mrow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</mrow>
            <mi>n</mi>
          </msup>
        </mrow>
      </mfrac>
    </mrow>
    <annotation encoding="StarMath 5.0">{A_1} over {x -a} `+` {A_2} over {{(x -a)}^2} `+` ...`+` {A_n} over {{(x -a)}^n}</annotation>
  </semantics>
</math>
</file>

<file path=Object 7/content.xml><?xml version="1.0" encoding="utf-8"?>
<math xmlns="http://www.w3.org/1998/Math/MathML">
  <semantics>
    <mrow>
      <msup>
        <mi>x</mi>
        <mn>2</mn>
      </msup>
      <mrow>
        <mi/>
        <mo stretchy="false">+</mo>
        <mi/>
      </mrow>
      <mi mathvariant="italic">ax</mi>
      <mrow>
        <mi/>
        <mo stretchy="false">+</mo>
        <mi/>
      </mrow>
      <mi>b</mi>
    </mrow>
    <annotation encoding="StarMath 5.0">x^2 `+` ax `+` b</annotation>
  </semantics>
</math>
</file>

<file path=Object 8/content.xml><?xml version="1.0" encoding="utf-8"?>
<math xmlns="http://www.w3.org/1998/Math/MathML">
  <semantics>
    <mrow>
      <mfrac>
        <mrow>
          <msub>
            <mi>A</mi>
            <mrow>
              <mn>1</mn>
            </mrow>
          </msub>
          <mi>x</mi>
          <mrow>
            <mi/>
            <mo stretchy="false">+</mo>
            <mi/>
          </mrow>
          <msub>
            <mi>B</mi>
            <mrow>
              <mn>1</mn>
            </mrow>
          </msub>
        </mrow>
        <mrow>
          <msup>
            <mi>x</mi>
            <mn>2</mn>
          </msup>
          <mrow>
            <mi/>
            <mo stretchy="false">+</mo>
            <mi/>
          </mrow>
          <mi mathvariant="italic">ax</mi>
          <mrow>
            <mi/>
            <mo stretchy="false">+</mo>
            <mi/>
          </mrow>
          <mi>b</mi>
        </mrow>
      </mfrac>
    </mrow>
    <annotation encoding="StarMath 5.0">{A_{1}x `+` B_{1}} over {x^2 `+` ax `+` b}</annotation>
  </semantics>
</math>
</file>

<file path=Object 9/content.xml><?xml version="1.0" encoding="utf-8"?>
<math xmlns="http://www.w3.org/1998/Math/MathML">
  <semantics>
    <mrow>
      <msup>
        <mrow>
          <mrow>
            <mo stretchy="false">(</mo>
            <mrow>
              <msup>
                <mi>x</mi>
                <mn>2</mn>
              </msup>
              <mrow>
                <mi/>
                <mo stretchy="false">+</mo>
                <mi/>
              </mrow>
              <mi mathvariant="italic">ax</mi>
              <mrow>
                <mi/>
                <mo stretchy="false">+</mo>
                <mi/>
              </mrow>
              <mi>b</mi>
            </mrow>
            <mo stretchy="false">)</mo>
          </mrow>
        </mrow>
        <mi>n</mi>
      </msup>
    </mrow>
    <annotation encoding="StarMath 5.0">{(x^2 `+` ax `+` b)}^n</annotation>
  </semantics>
</math>
</file>